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ApplicationExecutor.getP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ApplicationExecutor.execute( FacesContext face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